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79000000413264D5E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font-size="18pt" style:font-size-asian="18pt" style:font-size-complex="18pt"/>
    </style:style>
    <style:style style:name="P6" style:family="paragraph" style:parent-style-name="Standard">
      <style:paragraph-properties fo:line-height="115%" fo:text-align="center" style:justify-single-word="false" fo:break-before="auto" fo:break-after="auto" style:writing-mode="lr-tb"/>
      <style:text-properties fo:font-size="18pt" fo:font-style="italic" style:font-size-asian="18pt" style:font-style-asian="italic" style:font-size-complex="18pt" style:font-style-complex="italic"/>
    </style:style>
    <style:style style:name="P7" style:family="paragraph" style:parent-style-name="Standard">
      <style:paragraph-properties fo:line-height="115%" fo:text-align="center" style:justify-single-word="false" fo:break-before="auto" fo:break-after="auto" style:writing-mode="lr-tb"/>
      <style:text-properties fo:font-size="18pt" fo:font-style="italic" style:text-underline-style="solid" style:text-underline-width="auto" style:text-underline-color="font-color" style:font-size-asian="18pt" style:font-style-asian="italic" style:font-size-complex="18pt" style:font-style-complex="italic"/>
    </style:style>
    <style:style style:name="P8" style:family="paragraph" style:parent-style-name="Standard">
      <style:paragraph-properties fo:line-height="115%" fo:text-align="start" style:justify-single-word="false" fo:break-before="auto" fo:break-after="auto" style:writing-mode="lr-tb"/>
      <style:text-properties fo:font-size="18pt" fo:font-style="italic" style:text-underline-style="solid" style:text-underline-width="auto" style:text-underline-color="font-color" style:font-size-asian="18pt" style:font-style-asian="italic" style:font-size-complex="18pt" style:font-style-complex="italic"/>
    </style:style>
    <style:style style:name="P9" style:family="paragraph" style:parent-style-name="Standard">
      <style:paragraph-properties fo:line-height="115%" fo:text-align="center" style:justify-single-word="false" fo:break-before="auto" fo:break-after="auto" style:writing-mode="lr-tb"/>
      <style:text-properties fo:font-size="24pt" fo:font-style="italic" style:font-size-asian="24pt" style:font-style-asian="italic" style:font-size-complex="24pt" style:font-style-complex="italic"/>
    </style:style>
    <style:style style:name="P10" style:family="paragraph" style:parent-style-name="Standard">
      <style:paragraph-properties fo:line-height="115%" fo:break-before="auto" fo:break-after="auto" style:writing-mode="lr-tb"/>
      <style:text-properties fo:font-size="14pt" style:font-size-asian="14pt" style:font-size-complex="14pt"/>
    </style:style>
    <style:style style:name="P11"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12" style:family="paragraph" style:parent-style-name="Standard">
      <style:paragraph-properties fo:line-height="115%" fo:break-before="auto" fo:break-after="auto" style:writing-mode="lr-tb"/>
      <style:text-properties fo:font-weight="bold" style:font-weight-asian="bold" style:font-weight-complex="bold"/>
    </style:style>
    <style:style style:name="P13" style:family="paragraph" style:parent-style-name="Standard">
      <style:paragraph-properties fo:line-height="115%" fo:break-before="auto" fo:break-after="auto" style:writing-mode="lr-tb"/>
      <style:text-properties fo:font-style="italic" style:font-style-asian="italic" style:font-style-complex="italic"/>
    </style:style>
    <style:style style:name="P14"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15" style:family="paragraph" style:parent-style-name="Standard">
      <style:paragraph-properties fo:margin-left="0cm" fo:margin-right="0cm" fo:line-height="115%" fo:text-indent="1.27cm" style:auto-text-indent="false" fo:break-before="auto" fo:break-after="auto" style:writing-mode="lr-tb"/>
    </style:style>
    <style:style style:name="P16"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17" style:family="paragraph" style:parent-style-name="Standard">
      <style:paragraph-properties fo:margin-left="0cm" fo:margin-right="0cm" fo:line-height="115%" fo:text-indent="0cm" style:auto-text-indent="false" fo:break-before="auto" fo:break-after="auto" style:writing-mode="lr-tb"/>
    </style:style>
    <style:style style:name="P18"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19" style:family="paragraph" style:parent-style-name="Standard">
      <style:paragraph-properties fo:margin-left="0cm" fo:margin-right="0cm" fo:line-height="115%" fo:text-indent="0cm" style:auto-text-indent="false" fo:break-before="auto" fo:break-after="auto" style:writing-mode="lr-tb"/>
      <style:text-properties fo:font-weight="bold" style:font-weight-asian="bold" style:font-weight-complex="bold"/>
    </style:style>
    <style:style style:name="P20"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21" style:family="paragraph" style:parent-style-name="Standard">
      <style:paragraph-properties fo:margin-left="-0.053cm" fo:margin-right="0cm" fo:line-height="115%" fo:text-align="justify" style:justify-single-word="false" fo:text-indent="1.27cm" style:auto-text-indent="false" fo:break-before="auto" fo:break-after="auto" style:writing-mode="lr-tb"/>
    </style:style>
    <style:style style:name="P22" style:family="paragraph" style:parent-style-name="Standard">
      <style:paragraph-properties fo:margin-left="-0.053cm" fo:margin-right="0cm" fo:line-height="115%" fo:text-align="justify" style:justify-single-word="false" fo:text-indent="0cm" style:auto-text-indent="false" fo:break-before="auto" fo:break-after="auto" style:writing-mode="lr-tb"/>
    </style:style>
    <style:style style:name="P23" style:family="paragraph" style:parent-style-name="Standard" style:master-page-name="Standard">
      <style:paragraph-properties fo:line-height="115%" style:page-number="auto" fo:break-before="auto" fo:break-after="auto" style:writing-mode="lr-tb"/>
    </style:style>
    <style:style style:name="P24" style:family="paragraph" style:parent-style-name="Standard" style:master-page-name="Standard">
      <style:paragraph-properties fo:line-height="115%" fo:text-align="end" style:justify-single-word="false" style:page-number="auto" fo:break-before="auto" fo:break-after="auto" style:writing-mode="lr-tb"/>
    </style:style>
    <style:style style:name="P25" style:family="paragraph" style:parent-style-name="Standard">
      <style:paragraph-properties fo:line-height="115%" fo:text-align="center" style:justify-single-word="false" fo:break-before="auto" fo:break-after="auto" style:writing-mode="lr-tb"/>
      <style:text-properties fo:font-size="30pt" fo:font-style="italic" style:text-underline-style="solid" style:text-underline-width="auto" style:text-underline-color="font-color" style:font-size-asian="30pt" style:font-style-asian="italic" style:font-size-complex="30pt" style:font-style-complex="italic"/>
    </style:style>
    <style:style style:name="P26" style:family="paragraph" style:parent-style-name="Standard">
      <style:paragraph-properties fo:line-height="115%" fo:text-align="center" style:justify-single-word="false" fo:break-before="auto" fo:break-after="auto" style:writing-mode="lr-tb"/>
      <style:text-properties fo:font-size="18pt" fo:font-style="italic" style:font-size-asian="18pt" style:font-style-asian="italic" style:font-size-complex="18pt" style:font-style-complex="italic"/>
    </style:style>
    <style:style style:name="P27" style:family="paragraph" style:parent-style-name="Standard">
      <style:paragraph-properties fo:line-height="115%" fo:text-align="center" style:justify-single-word="false" fo:break-before="auto" fo:break-after="auto" style:writing-mode="lr-tb"/>
      <style:text-properties fo:font-size="18pt" fo:font-style="italic" style:text-underline-style="solid" style:text-underline-width="auto" style:text-underline-color="font-color" style:font-size-asian="18pt" style:font-style-asian="italic" style:font-size-complex="18pt" style:font-style-complex="italic"/>
    </style:style>
    <style:style style:name="P28"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9" style:family="paragraph" style:parent-style-name="Standard">
      <style:paragraph-properties fo:line-height="115%" fo:text-align="start" style:justify-single-word="false" fo:break-before="auto" fo:break-after="auto" style:writing-mode="lr-tb"/>
      <style:text-properties fo:font-size="14pt"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font-size="14pt" fo:font-style="italic" style:font-size-asian="14pt" style:font-style-asian="italic" style:font-size-complex="14pt" style:font-style-complex="italic"/>
    </style:style>
    <style:style style:name="P31" style:family="paragraph" style:parent-style-name="Standard">
      <style:paragraph-properties fo:line-height="115%" fo:break-before="auto" fo:break-after="auto" style:writing-mode="lr-tb"/>
      <style:text-properties fo:font-size="14pt" style:font-size-asian="14pt" style:font-size-complex="14pt"/>
    </style:style>
    <style:style style:name="P32" style:family="paragraph" style:parent-style-name="Standard">
      <style:paragraph-properties fo:line-height="115%" fo:break-before="auto" fo:break-after="auto" style:writing-mode="lr-tb"/>
    </style:style>
    <style:style style:name="P33" style:family="paragraph" style:parent-style-name="Standard">
      <style:paragraph-properties fo:margin-left="0cm" fo:margin-right="0cm" fo:line-height="115%"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3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4pt" fo:font-style="italic" style:font-size-asian="14pt" style:font-style-asian="italic" style:font-size-complex="14pt" style:font-style-complex="italic"/>
    </style:style>
    <style:style style:name="P35"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36" style:family="paragraph" style:parent-style-name="Standard" style:list-style-name="L1">
      <style:paragraph-properties fo:margin-left="0cm" fo:margin-right="0cm" fo:line-height="115%" fo:text-align="justify" style:justify-single-word="false" fo:text-indent="0cm" style:auto-text-indent="false" fo:break-before="auto" fo:break-after="auto" style:writing-mode="lr-tb"/>
    </style:style>
    <style:style style:name="P37" style:family="paragraph" style:parent-style-name="Standard">
      <style:paragraph-properties fo:margin-left="0cm" fo:margin-right="0cm" fo:line-height="115%" fo:text-align="justify" style:justify-single-word="false" fo:text-indent="0cm" style:auto-text-indent="false" style:writing-mode="lr-tb"/>
      <style:text-properties fo:font-size="14pt" fo:font-weight="bold" style:font-size-asian="14pt" style:font-weight-asian="bold" style:font-size-complex="14pt" style:font-weight-complex="bold"/>
    </style:style>
    <style:style style:name="P38" style:family="paragraph" style:parent-style-name="Standard">
      <style:paragraph-properties fo:margin-left="0cm" fo:margin-right="0cm" fo:line-height="115%" fo:text-align="justify" style:justify-single-word="false" fo:text-indent="0cm" style:auto-text-indent="false" style:writing-mode="lr-tb"/>
    </style:style>
    <style:style style:name="P39" style:family="paragraph" style:parent-style-name="Standard">
      <style:paragraph-properties fo:margin-left="0cm" fo:margin-right="0cm" fo:line-height="115%" fo:text-indent="0cm" style:auto-text-indent="false" fo:break-before="page" style:writing-mode="lr-tb"/>
      <style:text-properties fo:font-size="18pt" fo:font-weight="bold" style:font-size-asian="18pt" style:font-weight-asian="bold" style:font-size-complex="18pt" style:font-weight-complex="bold"/>
    </style:style>
    <style:style style:name="P40" style:family="paragraph" style:parent-style-name="Standard">
      <style:paragraph-properties fo:line-height="115%" style:writing-mode="lr-tb"/>
      <style:text-properties fo:font-size="14pt" fo:font-weight="bold" style:font-size-asian="14pt" style:font-weight-asian="bold" style:font-size-complex="14pt" style:font-weight-complex="bold"/>
    </style:style>
    <style:style style:name="P41" style:family="paragraph" style:parent-style-name="Standard">
      <style:paragraph-properties fo:line-height="115%" fo:text-align="center" style:justify-single-word="false" fo:break-before="page" style:writing-mode="lr-tb"/>
      <style:text-properties fo:font-size="18pt" fo:font-style="italic" style:text-underline-style="solid" style:text-underline-width="auto" style:text-underline-color="font-color" style:font-size-asian="18pt" style:font-style-asian="italic" style:font-size-complex="18pt" style:font-style-complex="italic"/>
    </style:style>
    <style:style style:name="T1" style:family="text">
      <style:text-properties fo:font-size="18pt" style:font-size-asian="18pt" style:font-size-complex="1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tyle="italic" style:font-style-asian="italic" style:font-style-complex="italic"/>
    </style:style>
    <style:style style:name="T8" style:family="text">
      <style:text-properties fo:color="#1155cc" style:text-underline-style="solid" style:text-underline-width="auto" style:text-underline-color="font-color"/>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BENAMAR</text:span><text:span text:style-name="T1"> </text:span><text:span text:style-name="T1">Alexis</text:span></text:p>
      <text:p text:style-name="P1"><text:span text:style-name="T1">BOCAERT</text:span><text:span text:style-name="T1"> </text:span><text:span text:style-name="T1">Romain</text:span></text:p>
      <text:p text:style-name="P1"><text:span text:style-name="T1">TS</text:span><text:span text:style-name="T1">2-</text:span><text:span text:style-name="T1">TS</text:span><text:span text:style-name="T1">3</text:span></text:p>
      <text:p text:style-name="P5"/>
      <text:p text:style-name="P5"/>
      <text:p text:style-name="P5"/>
      <text:p text:style-name="P5"/>
      <text:p text:style-name="P5"/>
      <text:p text:style-name="P9"/>
      <text:p text:style-name="P9"/>
      <text:p text:style-name="P2"><text:span text:style-name="T2">PROJET</text:span><text:span text:style-name="T2"> </text:span><text:span text:style-name="T2">D</text:span><text:span text:style-name="T2">’</text:span><text:span text:style-name="T2">ISN</text:span></text:p>
      <text:p text:style-name="P25">Alcootest</text:p>
      <text:p text:style-name="P6">EnyoJS</text:p>
      <text:p text:style-name="P6"/>
      <text:p text:style-name="P6"/>
      <text:p text:style-name="P6"/>
      <text:p text:style-name="P6"/>
      <text:p text:style-name="P6"/>
      <text:p text:style-name="P6"/>
      <text:p text:style-name="P6"/>
      <text:p text:style-name="P6"/>
      <text:p text:style-name="P6"/>
      <text:p text:style-name="P6"/>
      <text:p text:style-name="P3"><text:span text:style-name="T3">Lycée</text:span><text:span text:style-name="T3"> </text:span><text:span text:style-name="T3">Pierre</text:span><text:span text:style-name="T3"> </text:span><text:span text:style-name="T3">Corneille</text:span><text:span text:style-name="T3"> (</text:span><text:span text:style-name="T3">Rouen</text:span><text:span text:style-name="T3">) <text:s/>2013-2014</text:span></text:p>
      <text:p text:style-name="P7"/>
      <text:p text:style-name="P7"/>
      <text:p text:style-name="P41">Sommaire</text:p>
      <text:p text:style-name="P7"/>
      <text:p text:style-name="P8"/>
      <text:p text:style-name="P29">Introduction</text:p>
      <text:p text:style-name="P10"/>
      <text:p text:style-name="P1"><text:span text:style-name="T4">1 </text:span><text:span text:style-name="T4">Élaboration</text:span><text:span text:style-name="T4"> </text:span><text:span text:style-name="T4">du</text:span><text:span text:style-name="T4"> </text:span><text:span text:style-name="T4">projet</text:span></text:p>
      <text:p text:style-name="P12"/>
      <text:p text:style-name="P1"><text:span text:style-name="T5"><text:tab/></text:span><text:span text:style-name="T6">1.1 </text:span><text:span text:style-name="T6">Le</text:span><text:span text:style-name="T6"> </text:span><text:span text:style-name="T6">choix</text:span><text:span text:style-name="T6"> </text:span><text:span text:style-name="T6">d</text:span><text:span text:style-name="T6">’</text:span><text:span text:style-name="T6">EnyoJS</text:span></text:p>
      <text:p text:style-name="P1"><text:span text:style-name="T6"><text:tab/>1.2 </text:span><text:span text:style-name="T6">Pourquoi</text:span><text:span text:style-name="T6"> </text:span><text:span text:style-name="T6">un</text:span><text:span text:style-name="T6"> </text:span><text:span text:style-name="T6">Alcootest</text:span><text:span text:style-name="T6"> ?</text:span></text:p>
      <text:p text:style-name="P1"><text:span text:style-name="T6"><text:tab/>1.3 </text:span><text:span text:style-name="T6">Organisation</text:span><text:span text:style-name="T6"> </text:span><text:span text:style-name="T6">du</text:span><text:span text:style-name="T6"> </text:span><text:span text:style-name="T6">groupe</text:span></text:p>
      <text:p text:style-name="P10"/>
      <text:p text:style-name="P1"><text:span text:style-name="T4">2 </text:span><text:span text:style-name="T4">Réalisation</text:span><text:span text:style-name="T4"> </text:span><text:span text:style-name="T4">de</text:span><text:span text:style-name="T4"> </text:span><text:span text:style-name="T4">l</text:span><text:span text:style-name="T4">’</text:span><text:span text:style-name="T4">application</text:span></text:p>
      <text:p text:style-name="P12"/>
      <text:p text:style-name="P1"><text:span text:style-name="T5"><text:tab/></text:span><text:span text:style-name="T6">2.1 </text:span><text:span text:style-name="T6">Fonctionnement</text:span></text:p>
      <text:p text:style-name="P1"><text:span text:style-name="T6"><text:tab/>2.2 </text:span><text:span text:style-name="T6">Points</text:span><text:span text:style-name="T6"> </text:span><text:span text:style-name="T6">positifs</text:span></text:p>
      <text:p text:style-name="P1"><text:span text:style-name="T6"><text:tab/>2.3 </text:span><text:span text:style-name="T6">Points</text:span><text:span text:style-name="T6"> </text:span><text:span text:style-name="T6">négatifs</text:span></text:p>
      <text:p text:style-name="P10"/>
      <text:p text:style-name="P1"><text:span text:style-name="T4">3 </text:span><text:span text:style-name="T4">Possibilités</text:span><text:span text:style-name="T4"> </text:span><text:span text:style-name="T4">futures</text:span><text:span text:style-name="T4"> </text:span></text:p>
      <text:p text:style-name="P12"/>
      <text:p text:style-name="P1"><text:span text:style-name="T4"><text:tab/></text:span><text:span text:style-name="T6">3.1 </text:span><text:span text:style-name="T6">Améliorations</text:span></text:p>
      <text:p text:style-name="P15"><text:span text:style-name="T6">3.2 </text:span><text:span text:style-name="T6">Android</text:span></text:p>
      <text:p text:style-name="P30"><text:tab/></text:p>
      <text:p text:style-name="P11">Conclusion</text:p>
      <text:p text:style-name="P12"/>
      <text:p text:style-name="P12"/>
      <text:p text:style-name="P10"><text:tab/></text:p>
      <text:p text:style-name="P10"/>
      <text:p text:style-name="P10"/>
      <text:p text:style-name="P10"/>
      <text:p text:style-name="P10"/>
      <text:p text:style-name="P33"><text:tab/></text:p>
      <text:p text:style-name="P33"/>
      <text:p text:style-name="P39">Introduction</text:p>
      <text:p text:style-name="P19"/>
      <text:p text:style-name="P17"><text:tab/>Dans ce dossier, nous allons vous présenter notre projet de spécialité Informatique et Sciences du Numérique au Lycée Pierre Corneille : un alcootest réalisé sous EnyoJS. </text:p>
      <text:p text:style-name="P17"/>
      <text:p text:style-name="P1"><text:span text:style-name="T4">1 </text:span><text:span text:style-name="T4">Élaboration</text:span><text:span text:style-name="T4"> </text:span><text:span text:style-name="T4">du</text:span><text:span text:style-name="T4"> </text:span><text:span text:style-name="T4">projet</text:span></text:p>
      <text:p text:style-name="P12"/>
      <text:p text:style-name="P1"><text:span text:style-name="T4"><text:tab/></text:span><text:span text:style-name="T6">1.1 </text:span><text:span text:style-name="T6">Le</text:span><text:span text:style-name="T6"> </text:span><text:span text:style-name="T6">choix</text:span><text:span text:style-name="T6"> </text:span><text:span text:style-name="T6">d</text:span><text:span text:style-name="T6">’</text:span><text:span text:style-name="T6">EnyoJS</text:span></text:p>
      <text:p text:style-name="P4"/>
      <text:p text:style-name="P4"><text:span text:style-name="T6"><text:tab/></text:span>Pour nos projets, nous avions le choix entre EnyoJS, Python et Lego Mindstorm. Nous nous sommes mis d’accord sur la réalisation d’une application avec EnyoJS, car nous l’avons étudié en cours et avons pris connaissance de ses fonctionnalités, mais aussi par une préférence pour les langages web.</text:p>
      <text:p text:style-name="P4"/>
      <text:p text:style-name="P4"><text:tab/><text:span text:style-name="T6">1.2 </text:span><text:span text:style-name="T6">Pourquoi</text:span><text:span text:style-name="T6"> </text:span><text:span text:style-name="T6">un</text:span><text:span text:style-name="T6"> </text:span><text:span text:style-name="T6">alcootest</text:span><text:span text:style-name="T6"> ?</text:span></text:p>
      <text:p text:style-name="P14"/>
      <text:p text:style-name="P16">Nous avons cherché une idée d’application qui serait utile et accessible à tous, mais aussi en accord avec notre savoir et nos capacités. Notre premier choix s’est orienté vers une application météo, mais cette dernière étais déjà le projet d’un autre groupe d’ISN. Après réflexion, nous avons conclu sur un alcootest.</text:p>
      <text:p text:style-name="P4">Il faut savoir que cette application a surtout un but préventif et ne remplace en aucun cas les éthylotests classiques, nous voulons surtout encourager les utilisateurs à prendre conscience de risques qu’ils encourent.</text:p>
      <text:p text:style-name="P4"/>
      <text:p text:style-name="P1"><text:span text:style-name="T4"><text:tab/></text:span><text:span text:style-name="T6">1.3 </text:span><text:span text:style-name="T6">Organisation</text:span><text:span text:style-name="T6"> </text:span><text:span text:style-name="T6">du</text:span><text:span text:style-name="T6"> </text:span><text:span text:style-name="T6">groupe</text:span></text:p>
      <text:p text:style-name="P13"/>
      <text:p text:style-name="P1"><text:tab/>Ayant pour objectif d’avoir fini l’application fin mai, la tâche pouvait être répartie sur 11 semaines. Nous avons essayé de nous partager le travail le plus équitablement possible, et mis en commun notre travail en classe.</text:p>
      <text:p text:style-name="P1">Voici le programme représentant les différentes phases de l’élaboration de notre projet :</text:p>
      <text:p text:style-name="P1"/>
      <text:p text:style-name="P1"><draw:frame draw:style-name="fr1" draw:name="1" text:anchor-type="as-char" svg:width="16.51cm" svg:height="1.282cm" draw:z-index="0"><draw:image xlink:href="Pictures/1000000000000479000000413264D5E1.jpg" xlink:type="simple" xlink:show="embed" xlink:actuate="onLoad"/><svg:desc>calendrier.jpg</svg:desc></draw:frame></text:p>
      <text:p text:style-name="P1"/>
      <text:p text:style-name="P1"><text:tab/>A noter que le développement de l’application a été plus concentré vers les 3 dernières semaines car le travail nécessaire était plus important que prévu.</text:p>
      <text:p text:style-name="P1"/>
      <text:p text:style-name="P11"/>
      <text:p text:style-name="P11"/>
      <text:p text:style-name="P40"/>
      <text:p text:style-name="P1"><text:soft-page-break/><text:span text:style-name="T4">2 </text:span><text:span text:style-name="T4">Réalisation</text:span><text:span text:style-name="T4"> </text:span><text:span text:style-name="T4">de</text:span><text:span text:style-name="T4"> </text:span><text:span text:style-name="T4">l</text:span><text:span text:style-name="T4">’</text:span><text:span text:style-name="T4">application</text:span></text:p>
      <text:p text:style-name="P11"/>
      <text:p text:style-name="P1"><text:span text:style-name="T4"><text:tab/></text:span><text:span text:style-name="T6">2.1 </text:span><text:span text:style-name="T6">Fonctionnalités</text:span></text:p>
      <text:p text:style-name="P13"/>
      <text:p text:style-name="P4"><text:span text:style-name="T6"><text:tab/></text:span>Le fonctionnement de l’application est simple : </text:p>
      <text:p text:style-name="P16">Sur un premier panel, l’utilisateur rentre des informations le concernant : Sexe, Poids.</text:p>
      <text:p text:style-name="P16">Ensuite, sur un second panel, il saisit les informations sur sa consommation : L’heure de consommation, le nombre de verres (Les verres sont des “doses Bar”, soit environ 10 grammes d’alcool, quelque soit la boisson servie. Un bouton envoyant vers un autre panel permet de prendre connaissance de ceci), mais également si la personne est à jeun ou non.</text:p>
      <text:p text:style-name="P16">Enfin, sur un dernier panel, plusieurs résultats sont affichés : l’heure du pic (qui augmente si la personne a mangé auparavant), le taux d’alcool maximum, le temps avant de pouvoir reconduire (c’est à dire le temps avant que le taux d’alcoolémie ne descende en dessous de 0.5 g/L de sang), le temps avant que l’alcool soit complètement éliminé, et aussi un message préventif (avec un bouton donnant accès aux risques liés à la conduite en état d’ivresse).</text:p>
      <text:p text:style-name="P16">D’autre fonctionnalités ont été implantées comme des scroller afin de pouvoir accéder sur mobile ou la possibilité de télécharger l’application pour une utilisation hors ligne.</text:p>
      <text:p text:style-name="P16"/>
      <text:p text:style-name="P16"><text:span text:style-name="T6">2.2 </text:span><text:span text:style-name="T6">Points</text:span><text:span text:style-name="T6"> </text:span><text:span text:style-name="T6">Positifs</text:span></text:p>
      <text:p text:style-name="P16"/>
      <text:p text:style-name="P16">Le fait d’utiliser EnyoJS donne certains avantages : Cela permet de rentre l’application multi plateforme (qui s’adapte à toutes les interfaces compatibles). L’application est également assez ergonomique; nous avons essayé de rendre l’interface simple et compréhensible. Elle est également légère : ne nécessitant pas de gros calculs, cette application peut fonctionner sans problème sur tous types de machines. Elle est aussi dotée d’informations préventives pour amener l’utilisateur à réfléchir sur les dangers qu’il peut se créer.</text:p>
      <text:p text:style-name="P16"/>
      <text:p text:style-name="P16"><text:span text:style-name="T6">2.3 </text:span><text:span text:style-name="T6">Points</text:span><text:span text:style-name="T6"> </text:span><text:span text:style-name="T6">Négatifs</text:span></text:p>
      <text:p text:style-name="P16"/>
      <text:p text:style-name="P16">Cet alcootest possède néanmoins un inconvénient majeur : il nécessite une connexion internet pour pouvoir être utilisé. Nous avons cependant ajouté la possibilité de télécharger l’application. De plus, nous n’avons pas pu réaliser toutes nos idées : le framework utilisé ne disposant pas ou peu d’éléments graphiques, l’interface reste assez “textuelle”.</text:p>
      <text:p text:style-name="P18"><text:tab/>Nous avons également essayé de modifier EnyoJS lui-même en tentant d’utiliser les ressources graphiques de “moonstone”, la version la plus récente, sur celle que nous avons étudié en cours, sans succès.</text:p>
      <text:p text:style-name="P18"/>
      <text:p text:style-name="P20"/>
      <text:p text:style-name="P20"/>
      <text:p text:style-name="P37"/>
      <text:p text:style-name="P37"/>
      <text:p text:style-name="P18"><text:soft-page-break/><text:span text:style-name="T4">3 </text:span><text:span text:style-name="T4">Possibilités</text:span><text:span text:style-name="T4"> </text:span><text:span text:style-name="T4">futures</text:span></text:p>
      <text:p text:style-name="P20"/>
      <text:p text:style-name="P18"><text:span text:style-name="T4"><text:tab/></text:span><text:span text:style-name="T6">3.1 </text:span><text:span text:style-name="T6">Améliorations</text:span></text:p>
      <text:p text:style-name="P34"><text:tab/></text:p>
      <text:p text:style-name="P18"><text:span text:style-name="T7"><text:tab/></text:span>Les possibilités d’améliorations sont multiples. Nous pouvons par exemple ajouter un graphique indiquant le taux en temps réel, un système de sélection du volume d’alcool ingéré plus poussé, améliorer le design pour permettre une utilisation depuis smartphone optimale.</text:p>
      <text:p text:style-name="P18"/>
      <text:p text:style-name="P16"><text:span text:style-name="T6">3.2 </text:span><text:span text:style-name="T6">Android</text:span></text:p>
      <text:p text:style-name="P16"/>
      <text:p text:style-name="P16">Adapter l’alcootest en application android offre beaucoup de possibilités : </text:p>
      <text:p text:style-name="P18">- Ne pas rendre obligatoire une connexion internet</text:p>
      <text:p text:style-name="P18">- Mieux optimiser l’application (performances)</text:p>
      <text:p text:style-name="P18">- Ajouter plus de fonctionnalités : Suivi, notifications (par exemple, quand le taux passe en dessous de 0.5 g/L).</text:p>
      <text:p text:style-name="P18">- Améliorer l’interface </text:p>
      <text:list xml:id="list4321664635393497381" text:style-name="L1">
        <text:list-header>
          <text:p text:style-name="P36">- Proposer des updates</text:p>
          <text:p text:style-name="P36"/>
        </text:list-header>
      </text:list>
      <text:p text:style-name="P38"/>
      <text:p text:style-name="P38"/>
      <text:p text:style-name="P20">Conclusion</text:p>
      <text:p text:style-name="P18"/>
      <text:p text:style-name="P21">Ce projet nous a permis d’enrichir nos connaissances avec EnyoJS. De plus, ce fut notre première expérience dans un projet informatique en groupe. Nous avons pu intégrer la plupart des fonctionnalités que nous voulions implanter. Il nous a fallu travailler en autonomie et nous documenter afin de résoudre nos diverses problématiques. Cela renforce encore notre motivation pour poursuivre nos études dans le domaine de l’informatique.</text:p>
      <text:p text:style-name="P22">L’application est d’ores et déjà en ligne, et utilisable, à l’adresse <text:a xlink:type="simple" xlink:href="http://alcootest.tk/" text:style-name="Internet_20_link" text:visited-style-name="Visited_20_Internet_20_Link"><text:span text:style-name="T8">alcootest</text:span></text:a><text:a xlink:type="simple" xlink:href="http://alcootest.tk/" text:style-name="Internet_20_link" text:visited-style-name="Visited_20_Internet_20_Link"><text:span text:style-name="T8">.</text:span></text:a><text:a xlink:type="simple" xlink:href="http://alcootest.tk/" text:style-name="Internet_20_link" text:visited-style-name="Visited_20_Internet_20_Link"><text:span text:style-name="T8">tk</text:span></text:a> .</text:p>
      <text:p text:style-name="P21"/>
      <text:p text:style-name="P21"/>
      <text:p text:style-name="P21"/>
      <text:p text:style-name="P21"/>
      <text:p text:style-name="P22"/>
      <text:p text:style-name="P22"/>
      <text:p text:style-name="P22"/>
      <text:p text:style-name="P22"/>
      <text:p text:style-name="P22"/>
      <text:p text:style-name="P22"/>
      <text:p text:style-name="P22">Sources: Wikipedia, agpm.fr, enyoj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initial-creator/>
    <meta:editing-cycles>3</meta:editing-cycles>
    <dc:date>2018-12-22T11:23:19.31</dc:date>
    <meta:editing-duration>PT29S</meta:editing-duration>
    <meta:document-statistic meta:table-count="0" meta:image-count="1" meta:object-count="0" meta:page-count="5" meta:paragraph-count="65" meta:word-count="832" meta:character-count="5485"/>
  </office:meta>
</office:document-meta>
</file>